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weight="bold" style:font-weight-asian="bold"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fo:language="en" fo:country="US"/>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fo:language="en" fo:country="US"/>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P48" style:parent-style-name="Standard" style:family="paragraph">
      <style:text-properties fo:font-style="italic" style:font-style-asian="italic"/>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fo:language="en" fo:country="US"/>
    </style:style>
    <style:style style:name="T52" style:parent-style-name="DefaultParagraphFont" style:family="text">
      <style:text-properties fo:font-style="italic" style:font-style-asian="italic"/>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fo:language="en" fo:country="US"/>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P65" style:parent-style-name="Standard" style:family="paragraph">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P73" style:parent-style-name="Standard" style:family="paragraph">
      <style:text-properties fo:font-style="italic" style:font-style-asian="italic"/>
    </style:style>
    <style:style style:name="T74" style:parent-style-name="DefaultParagraphFont" style:family="text">
      <style:text-properties fo:font-weight="bold" style:font-weight-asian="bold"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en" fo:country="US"/>
    </style:style>
    <style:style style:name="T77" style:parent-style-name="DefaultParagraphFont" style:family="text">
      <style:text-properties fo:font-style="italic" style:font-style-asian="italic" fo:language="en" fo:country="US"/>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style="italic" style:font-style-asian="italic"/>
    </style:style>
    <style:style style:name="P80" style:parent-style-name="Standard" style:family="paragraph">
      <style:text-properties fo:font-style="italic" style:font-style-asian="italic"/>
    </style:style>
    <style:style style:name="T81" style:parent-style-name="DefaultParagraphFont" style:family="text">
      <style:text-properties fo:font-weight="bold" style:font-weight-asian="bold"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P88" style:parent-style-name="Standard" style:family="paragraph">
      <style:text-properties fo:font-style="italic" style:font-style-asian="italic"/>
    </style:style>
    <style:style style:name="T89" style:parent-style-name="DefaultParagraphFont" style:family="text">
      <style:text-properties fo:font-weight="bold" style:font-weight-asian="bold"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weight="bold" style:font-weight-asian="bold" fo:font-style="italic" style:font-style-asian="italic"/>
    </style:style>
    <style:style style:name="T93"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As I know Data Churn is not only out dated but It is difficult to use. Is that correct?</text:span></text:p>
      <text:p text:style-name="Standard"><text:span text:style-name="T14">HU:</text:span><text:span text:style-name="T15"><text:s/>It is a difficult tool to use, I must admit, but the team has</text:span><text:span text:style-name="T16"><text:s/>learnt how to make the most of it.</text:span></text:p>
      <text:p text:style-name="P17"/>
      <text:p text:style-name="Standard"><text:span text:style-name="T18">CD:</text:span><text:span text:style-name="T19"><text:s/></text:span><text:span text:style-name="T20"><text:s/>Data Churn is slow also so how you manage to workD</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D:</text:span><text:span text:style-name="T26"><text:s/></text:span><text:span text:style-name="T27">is there any concern about on training on Data Churn</text:span><text:span text:style-name="T28">?</text:span></text:p>
      <text:p text:style-name="Standard"><text:span text:style-name="T29">HU:</text:span><text:span text:style-name="T30"><text:s/>Not much. The requests pi</text:span><text:span text:style-name="T31">le up only when one of the five members quits our organisation and we are waiting for a new member to be trained on Data Churn.</text:span></text:p>
      <text:p text:style-name="P32"/>
      <text:p text:style-name="Standard"><text:span text:style-name="T33">CD:</text:span><text:span text:style-name="T34"><text:s/></text:span><text:span text:style-name="T35">As I understand your team member does not like to work in Data Churn</text:span><text:span text:style-name="T36">?</text:span></text:p>
      <text:p text:style-name="Standard"><text:span text:style-name="T37">HU:</text:span><text:span text:style-name="T38"><text:s/>Yes, our team members certainly do not like using</text:span><text:span text:style-name="T39"><text:s/>Data Churn and tend to quit within 12–18 months.</text:span></text:p>
      <text:p text:style-name="P40"/>
      <text:p text:style-name="Standard"><text:span text:style-name="T41">CD:</text:span><text:span text:style-name="T42"><text:s/></text:span><text:span text:style-name="T43">What is the training duration for new employee and how much cost it’s takes?</text:span></text:p>
      <text:p text:style-name="Standard"><text:span text:style-name="T44">HU:</text:span><text:span text:style-name="T45"><text:s/>It takes 4–6 weeks of training for a new team member to use Data Churn competently. So, that is at least 1.5<text:s/></text:span><text:span text:style-name="T46">months of salary incurred as training cost. In addition to that, we also make a separate payment for the new team member to complete certain training projects, certifications and quizzes provided by Data Churn, which costs about a month’s salary of a team<text:s/></text:span><text:span text:style-name="T47">member. So yes, our training cost is quite high. And so far in this year, we have trained six new members because of employee attrition.</text:span></text:p>
      <text:p text:style-name="P48"/>
      <text:p text:style-name="Standard"><text:span text:style-name="T49">CD:</text:span><text:span text:style-name="T50"><text:s/></text:span><text:span text:style-name="T51">Is Data Churn provide any support service</text:span><text:span text:style-name="T52">?</text:span></text:p>
      <text:p text:style-name="Standard"><text:span text:style-name="T53">HU:</text:span><text:span text:style-name="T54"><text:s/>Data Churn offers services as well, wherein they provide us one of<text:s/></text:span><text:span text:style-name="T55">their trained employees as an additional team member when one of our team members leaves and we are in the process of training a new one. But they charge really high rates for it, which is about three times what we pay our team members. So, we either use t</text:span><text:span text:style-name="T56">hat option to handle heavy workloads when we are short-handed, or we pay overtime for the existing trained team members.</text:span></text:p>
      <text:p text:style-name="P57"/>
      <text:p text:style-name="Standard"><text:span text:style-name="T58">CD:</text:span><text:span text:style-name="T59"><text:s/></text:span><text:span text:style-name="T60">Is your overpayment pay rate is double than normal salary</text:span><text:span text:style-name="T61">?</text:span></text:p>
      <text:p text:style-name="Standard"><text:span text:style-name="T62">HD:</text:span><text:span text:style-name="T63"><text:s/>Yes, our overtime pay rate is double the normal salary. But even wi</text:span><text:span text:style-name="T64">th overtime pay, the existing team members are not willing to do the extra work, which leads to further attrition.</text:span></text:p>
      <text:p text:style-name="P65"/>
      <text:p text:style-name="Standard"><text:span text:style-name="T66">CD:</text:span><text:span text:style-name="T67"><text:s/>Got it. But when you employ contractors from Data Churn, who do not know your data as well as your team members, does that not affect th</text:span><text:span text:style-name="T68">e quality of the work?</text:span></text:p>
      <text:p text:style-name="Standard"><text:span text:style-name="T69">HU:</text:span><text:span text:style-name="T70"><text:s/>Absolutely, data knowledge is key to our work. So, when we employ Data Churn<text:s/></text:span><text:soft-page-break/><text:span text:style-name="T71">contractors, the quality of their analysis and insights is not as good as what our team members would produce because the former do not have in-depth kn</text:span><text:span text:style-name="T72">owledge of our data. Because of this, our existing team members need to <text:s/>review their work, which leads to duplication of effort.</text:span></text:p>
      <text:p text:style-name="P73"/>
      <text:p text:style-name="Standard"><text:span text:style-name="T74">CD:</text:span><text:span text:style-name="T75"><text:s/></text:span><text:span text:style-name="T76">Do you consider that you have to move from Data Churn to Data Fire as it is easy to use solution and less costly than<text:s/></text:span><text:span text:style-name="T77">Data Churn</text:span></text:p>
      <text:p text:style-name="Standard"><text:span text:style-name="T78">HU:</text:span><text:span text:style-name="T79"><text:s/>Tell me about it! I keep getting escalations every other day from the heads of various departments that my team is not functioning optimally. I wish I could get some peace of mind at times. Data Churn is certainly not helping our case!</text:span></text:p>
      <text:p text:style-name="P80"/>
      <text:p text:style-name="Standard"><text:span text:style-name="T81">CD:</text:span><text:span text:style-name="T82"><text:s/></text:span><text:span text:style-name="T83">Do your team faces heavy workload and does it’s affected other department also?</text:span></text:p>
      <text:p text:style-name="Standard"><text:span text:style-name="T84">HU:</text:span><text:span text:style-name="T85"><text:s/>It definitely does. Our business is becoming more and more data driven, and all the departments are highly reliant on us to provide on-time quality insights. Else, their de</text:span><text:span text:style-name="T86">cisions are delayed or are sub-optimal. Just last week, the Head of Marketing was on my case on the phone, talking about how their marketing campaign was delayed by more than two weeks during the peak season because my team could not share insights on whic</text:span><text:span text:style-name="T87">h stores are to be targeted for the campaign.</text:span></text:p>
      <text:p text:style-name="P88"/>
      <text:p text:style-name="Standard"><text:span text:style-name="T89">CD:</text:span><text:span text:style-name="T90"><text:s/>It sounds like Data Churn is causing employee attrition, high training costs, high overtime costs, high contractor costs, low-quality output, duplication of effort and delays, thus affecting critical busin</text:span><text:span text:style-name="T91">ess decisions. Is that a fair summary?</text:span></text:p>
      <text:p text:style-name="Standard"><text:span text:style-name="T92">HU:</text:span><text:span text:style-name="T93"><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urav Bisht</dc:creator>
    <meta:creation-date>2021-10-28T05:18:00Z</meta:creation-date>
    <dc:date>2021-10-31T18:32:00Z</dc:date>
    <meta:template xlink:href="Normal" xlink:type="simple"/>
    <meta:editing-cycles>8</meta:editing-cycles>
    <meta:editing-duration>PT3480S</meta:editing-duration>
    <meta:document-statistic meta:page-count="2" meta:paragraph-count="8" meta:word-count="625" meta:character-count="4180" meta:row-count="29" meta:non-whitespace-character-count="3563"/>
  </office:meta>
</office:document-meta>
</file>